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73.png" xlink:type="simple" xlink:show="embed" xlink:actuate="onLoad"/></draw:frame></text:p>
          </table:table-cell>
          <table:table-cell table:style-name="Table1.B1" office:value-type="string">
            <text:h text:style-name="P4" text:outline-level="1">Двумерная таблица из файл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7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двумерную интерполяцию входных аргументов по заданной таблице.</text:p>
            <text:p text:style-name="P6">Первый вход блока – значение аргумента по строкам таблицы.</text:p>
            <text:p text:style-name="P6">Второй вход блока – значение аргумента по столбцам таблицы.</text:p>
            <text:p text:style-name="P6">Формат таблицы следующий:</text:p>
            <text:p text:style-name="P6"><text:s text:c="3"/>&lt;значения аргументов по столбцам&gt;</text:p>
            <text:p text:style-name="P6"><text:s text:c="3"/>&lt;аргумент по строке 1&gt; <text:s/>&lt;значения функции&gt;</text:p>
            <text:p text:style-name="P6"><text:s text:c="3"/>&lt;аргумент по строке 2&gt; <text:s/>&lt;значения функции&gt;</text:p>
            <text:p text:style-name="P6"><text:s text:c="3"/>….</text:p>
            <text:p text:style-name="P6"><text:s text:c="3"/>&lt;аргумент по строке N&gt; <text:s/>&lt;значения функции&gt;</text:p>
            <text:p text:style-name="P6"><text:span text:style-name="T1">Пример</text:span>:</text:p>
            <text:p text:style-name="P6"><text:s text:c="7"/>1 <text:s text:c="6"/>2 <text:s text:c="5"/>3</text:p>
            <text:p text:style-name="P6"><text:s text:c="7"/>1 <text:s text:c="3"/>0.1 <text:s text:c="2"/>0.2 <text:s text:c="2"/>0.3</text:p>
            <text:p text:style-name="P6"><text:s text:c="7"/>2 <text:s text:c="3"/>0.6 <text:s text:c="2"/>0.8 <text:s text:c="2"/>0.9</text:p>
            <text:p text:style-name="P6"><text:span text:style-name="T1">Свойство</text:span>:</text:p>
            <text:list xml:id="list1611302488486383669" text:style-name="L1">
              <text:list-item>
                <text:p text:style-name="P7">Имя файла с таблицей – относительный путь к файлу таблиц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мерная таблица из файла</dc:title>
    <dc:date>2014-12-11T17:51:40.78</dc:date>
    <meta:generator>OpenOffice/4.1.1$Win32 OpenOffice.org_project/411m6$Build-9775</meta:generator>
    <meta:editing-duration>PT6H24M55S</meta:editing-duration>
    <meta:editing-cycles>136</meta:editing-cycles>
    <meta:document-statistic meta:table-count="1" meta:image-count="2" meta:object-count="0" meta:page-count="1" meta:paragraph-count="21" meta:word-count="89" meta:character-count="609"/>
    <meta:user-defined meta:name="Поле 1"/>
    <meta:user-defined meta:name="Поле 2"/>
    <meta:user-defined meta:name="Поле 3"/>
    <meta:user-defined meta:name="Поле 4"/>
  </office:meta>
</office:document-meta>
</file>